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text-properties officeooo:paragraph-rsid="003dee57"/>
    </style:style>
    <style:style style:name="P15" style:family="paragraph" style:parent-style-name="Footnote">
      <style:text-properties officeooo:rsid="003f1acc" officeooo:paragraph-rsid="003f1acc"/>
    </style:style>
    <style:style style:name="P16" style:family="paragraph" style:parent-style-name="Footnote">
      <style:paragraph-properties fo:text-align="justify" style:justify-single-word="false"/>
      <style:text-properties officeooo:paragraph-rsid="003f1acc"/>
    </style:style>
    <style:style style:name="P17" style:family="paragraph" style:parent-style-name="Footnote">
      <style:text-properties style:text-underline-style="solid" style:text-underline-width="auto" style:text-underline-color="font-color" officeooo:rsid="00288181" officeooo:paragraph-rsid="00288181" fo:background-color="#ffff00"/>
    </style:style>
    <style:style style:name="P18"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19"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20" style:family="paragraph" style:parent-style-name="Standard">
      <style:paragraph-properties fo:line-height="150%" fo:text-align="justify" style:justify-single-word="false" fo:hyphenation-ladder-count="no-limit" style:shadow="none"/>
      <style:text-properties officeooo:rsid="002007c6" officeooo:paragraph-rsid="004ce802" fo:hyphenate="true" fo:hyphenation-remain-char-count="2" fo:hyphenation-push-char-count="2"/>
    </style:style>
    <style:style style:name="P21" style:family="paragraph" style:parent-style-name="Standard">
      <style:paragraph-properties fo:line-height="150%" fo:text-align="justify" style:justify-single-word="false" fo:hyphenation-ladder-count="no-limit" style:shadow="none"/>
      <style:text-properties officeooo:rsid="00217ef5" officeooo:paragraph-rsid="003a2542" fo:hyphenate="true" fo:hyphenation-remain-char-count="2" fo:hyphenation-push-char-count="2"/>
    </style:style>
    <style:style style:name="P22" style:family="paragraph" style:parent-style-name="Standard">
      <style:paragraph-properties fo:line-height="150%" fo:text-align="justify" style:justify-single-word="false" fo:hyphenation-ladder-count="no-limit" style:shadow="none"/>
      <style:text-properties officeooo:rsid="00217ef5" officeooo:paragraph-rsid="0050ccb8" fo:hyphenate="true" fo:hyphenation-remain-char-count="2" fo:hyphenation-push-char-count="2"/>
    </style:style>
    <style:style style:name="P23" style:family="paragraph" style:parent-style-name="Standard">
      <style:paragraph-properties fo:line-height="150%" fo:text-align="justify" style:justify-single-word="false" fo:hyphenation-ladder-count="no-limit" style:shadow="none"/>
      <style:text-properties officeooo:rsid="003a8c62" officeooo:paragraph-rsid="003a2542" fo:hyphenate="true" fo:hyphenation-remain-char-count="2" fo:hyphenation-push-char-count="2"/>
    </style:style>
    <style:style style:name="P24" style:family="paragraph" style:parent-style-name="Standard">
      <style:paragraph-properties fo:line-height="150%" fo:text-align="justify" style:justify-single-word="false" fo:hyphenation-ladder-count="no-limit" style:shadow="none"/>
      <style:text-properties officeooo:rsid="003a8c62" officeooo:paragraph-rsid="003a8c62" fo:hyphenate="true" fo:hyphenation-remain-char-count="2" fo:hyphenation-push-char-count="2"/>
    </style:style>
    <style:style style:name="P25" style:family="paragraph" style:parent-style-name="Standard">
      <style:paragraph-properties fo:line-height="150%" fo:text-align="justify" style:justify-single-word="false" fo:hyphenation-ladder-count="no-limit" style:shadow="none"/>
      <style:text-properties officeooo:rsid="003a8c62" officeooo:paragraph-rsid="004d546d" fo:hyphenate="true" fo:hyphenation-remain-char-count="2" fo:hyphenation-push-char-count="2"/>
    </style:style>
    <style:style style:name="P26"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27" style:family="paragraph" style:parent-style-name="Standard">
      <style:paragraph-properties fo:line-height="150%" fo:text-align="justify" style:justify-single-word="false" fo:hyphenation-ladder-count="no-limit" style:shadow="none"/>
      <style:text-properties officeooo:paragraph-rsid="004d546d" fo:hyphenate="true" fo:hyphenation-remain-char-count="2" fo:hyphenation-push-char-count="2"/>
    </style:style>
    <style:style style:name="P28"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2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30"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31"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3"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text-properties fo:font-size="10.5pt" fo:language="fr" fo:country="FR" fo:font-style="normal" fo:font-weight="normal" officeooo:rsid="001133b5" officeooo:paragraph-rsid="00539c9d"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36" style:family="paragraph" style:parent-style-name="Text_20_body">
      <style:paragraph-properties fo:text-align="justify" style:justify-single-word="false"/>
      <style:text-properties fo:font-size="10.5pt" fo:language="fr" fo:country="FR" officeooo:paragraph-rsid="00539c9d" style:font-size-asian="10.5pt" style:language-asian="zxx" style:country-asian="none" style:font-size-complex="10.5pt" style:language-complex="zxx" style:country-complex="none"/>
    </style:style>
    <style:style style:name="P37" style:family="paragraph" style:parent-style-name="Text_20_body">
      <style:paragraph-properties fo:text-align="justify" style:justify-single-word="false"/>
      <style:text-properties fo:font-size="10.5pt" fo:language="fr" fo:country="FR" officeooo:rsid="001133b5" officeooo:paragraph-rsid="00539c9d" style:font-size-asian="10.5pt" style:language-asian="zxx" style:country-asian="none" style:font-size-complex="10.5pt" style:language-complex="zxx" style:country-complex="none"/>
    </style:style>
    <style:style style:name="P38"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9"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50"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51" style:family="paragraph" style:parent-style-name="Footnote">
      <style:text-properties fo:font-style="normal" officeooo:rsid="00232c35" officeooo:paragraph-rsid="00214750" style:font-style-asian="normal" style:font-style-complex="normal"/>
    </style:style>
    <style:style style:name="P52" style:family="paragraph" style:parent-style-name="Footnote">
      <style:text-properties fo:font-style="normal" officeooo:rsid="00251827" officeooo:paragraph-rsid="00251827" style:font-style-asian="normal" style:font-style-complex="normal"/>
    </style:style>
    <style:style style:name="P53" style:family="paragraph" style:parent-style-name="Footnote">
      <style:text-properties fo:font-style="normal" officeooo:rsid="00270e16" officeooo:paragraph-rsid="00270e16" style:font-style-asian="normal" style:font-style-complex="normal"/>
    </style:style>
    <style:style style:name="P54" style:family="paragraph" style:parent-style-name="Footnote">
      <style:text-properties fo:font-style="normal" officeooo:rsid="002a558d" officeooo:paragraph-rsid="002a558d" style:font-style-asian="normal" style:font-style-complex="normal"/>
    </style:style>
    <style:style style:name="P55" style:family="paragraph" style:parent-style-name="Footnote">
      <style:text-properties fo:font-style="normal" officeooo:rsid="00217ef5" style:font-style-asian="normal" style:font-style-complex="normal"/>
    </style:style>
    <style:style style:name="P56" style:family="paragraph" style:parent-style-name="Footnote">
      <style:text-properties fo:font-style="normal" officeooo:rsid="00217ef5" officeooo:paragraph-rsid="00329f34" style:font-style-asian="normal" style:font-style-complex="normal"/>
    </style:style>
    <style:style style:name="P57" style:family="paragraph" style:parent-style-name="Footnote">
      <style:text-properties fo:font-style="normal" officeooo:rsid="0034a394" officeooo:paragraph-rsid="00412184" fo:background-color="#ffff00" style:font-style-asian="normal" style:font-style-complex="normal"/>
    </style:style>
    <style:style style:name="P58" style:family="paragraph" style:parent-style-name="Footnote">
      <style:paragraph-properties fo:text-align="start" style:justify-single-word="false"/>
      <style:text-properties officeooo:rsid="0020e3c8" officeooo:paragraph-rsid="0020e3c8"/>
    </style:style>
    <style:style style:name="P59" style:family="paragraph" style:parent-style-name="Footnote">
      <style:text-properties officeooo:rsid="004d546d" officeooo:paragraph-rsid="004d546d"/>
    </style:style>
    <style:style style:name="P60" style:family="paragraph" style:parent-style-name="Footnote">
      <style:text-properties officeooo:paragraph-rsid="00412184"/>
    </style:style>
    <style:style style:name="P61" style:family="paragraph" style:parent-style-name="Footnote">
      <style:text-properties officeooo:paragraph-rsid="004df9d6"/>
    </style:style>
    <style:style style:name="P62" style:family="paragraph" style:parent-style-name="Footnote">
      <style:text-properties officeooo:rsid="0050ccb8" officeooo:paragraph-rsid="0050ccb8"/>
    </style:style>
    <style:style style:name="P63" style:family="paragraph" style:parent-style-name="Footnote">
      <style:text-properties fo:background-color="#ffff00"/>
    </style:style>
    <style:style style:name="P64" style:family="paragraph" style:parent-style-name="Footnote">
      <style:text-properties officeooo:rsid="00471921" officeooo:paragraph-rsid="00471921" fo:background-color="#ffff00"/>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normal" style:font-size-asian="10.5pt" style:font-style-asian="normal" style:font-weight-asian="normal" style:font-style-complex="normal"/>
    </style:style>
    <style:style style:name="T26" style:family="text">
      <style:text-properties fo:font-style="normal" officeooo:rsid="002723f8" style:font-size-asian="10.5pt" style:font-style-asian="normal" style:font-weight-asian="normal" style:font-style-complex="normal"/>
    </style:style>
    <style:style style:name="T27" style:family="text">
      <style:text-properties fo:font-style="normal" officeooo:rsid="004df9d6" style:font-size-asian="10.5pt" style:font-style-asian="normal" style:font-weight-asian="normal" style:font-style-complex="normal"/>
    </style:style>
    <style:style style:name="T28" style:family="text">
      <style:text-properties fo:font-style="normal" fo:font-weight="normal" officeooo:rsid="002723f8" style:font-size-asian="10.5pt" style:font-style-asian="normal" style:font-weight-asian="normal" style:font-style-complex="normal" style:font-weight-complex="normal"/>
    </style:style>
    <style:style style:name="T29" style:family="text">
      <style:text-properties fo:font-style="normal" fo:font-weight="normal" officeooo:rsid="004df9d6" style:font-size-asian="10.5pt" style:font-style-asian="normal" style:font-weight-asian="normal" style:font-style-complex="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723f8" style:font-style-asian="normal" style:font-weight-asian="normal" style:font-style-complex="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20979f" style:font-style-asian="italic" style:font-style-complex="italic"/>
    </style:style>
    <style:style style:name="T34" style:family="text">
      <style:text-properties fo:font-style="italic" officeooo:rsid="002b894e" style:font-style-asian="italic" style:font-style-complex="italic"/>
    </style:style>
    <style:style style:name="T35" style:family="text">
      <style:text-properties fo:font-style="italic" officeooo:rsid="002cd32e" style:font-style-asian="italic" style:font-style-complex="italic"/>
    </style:style>
    <style:style style:name="T36" style:family="text">
      <style:text-properties fo:font-style="italic" officeooo:rsid="002de820" style:font-style-asian="italic" style:font-style-complex="italic"/>
    </style:style>
    <style:style style:name="T37" style:family="text">
      <style:text-properties fo:font-style="italic" officeooo:rsid="002a4d94" style:font-style-asian="italic" style:font-style-complex="italic"/>
    </style:style>
    <style:style style:name="T38" style:family="text">
      <style:text-properties fo:font-style="italic" officeooo:rsid="002a558d" style:font-style-asian="italic" style:font-style-complex="italic"/>
    </style:style>
    <style:style style:name="T39" style:family="text">
      <style:text-properties fo:font-style="italic" officeooo:rsid="00362764" style:font-style-asian="italic" style:font-style-complex="italic"/>
    </style:style>
    <style:style style:name="T40" style:family="text">
      <style:text-properties fo:font-style="italic" officeooo:rsid="003f1acc" style:font-style-asian="italic" style:font-style-complex="italic"/>
    </style:style>
    <style:style style:name="T41" style:family="text">
      <style:text-properties fo:font-style="italic" officeooo:rsid="004066a9" style:font-style-asian="italic" style:font-style-complex="italic"/>
    </style:style>
    <style:style style:name="T42" style:family="text">
      <style:text-properties fo:font-style="italic" officeooo:rsid="004466f8" style:font-style-asian="italic" style:font-style-complex="italic"/>
    </style:style>
    <style:style style:name="T43" style:family="text">
      <style:text-properties fo:font-style="italic" officeooo:rsid="0045e8fa" style:font-style-asian="italic" style:font-style-complex="italic"/>
    </style:style>
    <style:style style:name="T44" style:family="text">
      <style:text-properties fo:font-style="italic" officeooo:rsid="00471921" style:font-style-asian="italic" style:font-style-complex="italic"/>
    </style:style>
    <style:style style:name="T45" style:family="text">
      <style:text-properties fo:font-style="italic" officeooo:rsid="0047a7c1" style:font-style-asian="italic" style:font-style-complex="italic"/>
    </style:style>
    <style:style style:name="T46" style:family="text">
      <style:text-properties fo:font-style="italic" officeooo:rsid="00481f43" style:font-style-asian="italic" style:font-style-complex="italic"/>
    </style:style>
    <style:style style:name="T47" style:family="text">
      <style:text-properties fo:font-style="italic" officeooo:rsid="004df9d6" style:font-style-asian="italic" style:font-style-complex="italic"/>
    </style:style>
    <style:style style:name="T48" style:family="text">
      <style:text-properties fo:font-style="italic" officeooo:rsid="004f3f46" style:font-style-asian="italic" style:font-style-complex="italic"/>
    </style:style>
    <style:style style:name="T49" style:family="text">
      <style:text-properties fo:font-style="italic" fo:font-weight="normal" officeooo:rsid="002723f8" style:font-size-asian="10.5pt" style:font-style-asian="italic" style:font-weight-asian="normal" style:font-style-complex="italic" style:font-weight-complex="normal"/>
    </style:style>
    <style:style style:name="T50" style:family="text">
      <style:text-properties officeooo:rsid="0020979f"/>
    </style:style>
    <style:style style:name="T51" style:family="text">
      <style:text-properties officeooo:rsid="00214ca2"/>
    </style:style>
    <style:style style:name="T52" style:family="text">
      <style:text-properties officeooo:rsid="0025a322"/>
    </style:style>
    <style:style style:name="T53" style:family="text">
      <style:text-properties fo:language="fr" fo:country="FR" officeooo:rsid="0028a48f" style:language-asian="zxx" style:country-asian="none" style:language-complex="zxx" style:country-complex="none"/>
    </style:style>
    <style:style style:name="T54" style:family="text">
      <style:text-properties fo:language="fr" fo:country="FR" officeooo:rsid="0026bf85" style:language-asian="zxx" style:country-asian="none" style:language-complex="zxx" style:country-complex="none"/>
    </style:style>
    <style:style style:name="T55" style:family="text">
      <style:text-properties fo:language="fr" fo:country="FR" officeooo:rsid="0028ae63" style:language-asian="zxx" style:country-asian="none" style:language-complex="zxx" style:country-complex="none"/>
    </style:style>
    <style:style style:name="T56"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57" style:family="text">
      <style:text-properties officeooo:rsid="002b894e"/>
    </style:style>
    <style:style style:name="T58" style:family="text">
      <style:text-properties officeooo:rsid="00288181"/>
    </style:style>
    <style:style style:name="T59" style:family="text">
      <style:text-properties style:font-name="Liberation Serif" fo:font-size="12pt" style:font-size-asian="12pt" style:font-size-complex="12pt"/>
    </style:style>
    <style:style style:name="T60" style:family="text">
      <style:text-properties style:font-name="Liberation Serif" fo:font-size="12pt" officeooo:rsid="002ded39" style:font-size-asian="12pt" style:font-size-complex="12pt"/>
    </style:style>
    <style:style style:name="T61" style:family="text">
      <style:text-properties style:font-name="Liberation Serif" fo:font-size="12pt" officeooo:rsid="002f1c69" style:font-size-asian="12pt" style:font-size-complex="12pt"/>
    </style:style>
    <style:style style:name="T62" style:family="text">
      <style:text-properties style:font-name="Liberation Serif" fo:font-size="12pt" officeooo:rsid="00310ba1" style:font-size-asian="12pt" style:font-size-complex="12pt"/>
    </style:style>
    <style:style style:name="T63" style:family="text">
      <style:text-properties style:font-name="Liberation Serif" fo:font-size="12pt" officeooo:rsid="003139fc" style:font-size-asian="12pt" style:font-size-complex="12pt"/>
    </style:style>
    <style:style style:name="T64" style:family="text">
      <style:text-properties style:font-name="Liberation Serif" fo:font-size="12pt" officeooo:rsid="0031d46c" style:font-size-asian="12pt" style:font-size-complex="12pt"/>
    </style:style>
    <style:style style:name="T65" style:family="text">
      <style:text-properties style:font-name="Liberation Serif" fo:font-size="12pt" officeooo:rsid="0034a394" style:font-size-asian="12pt" style:font-size-complex="12pt"/>
    </style:style>
    <style:style style:name="T66" style:family="text">
      <style:text-properties style:font-name="Liberation Serif" fo:font-size="12pt" officeooo:rsid="004ce802" style:font-size-asian="12pt" style:font-size-complex="12pt"/>
    </style:style>
    <style:style style:name="T67" style:family="text">
      <style:text-properties style:font-name="Liberation Serif" fo:font-size="12pt" fo:font-style="normal" officeooo:rsid="002007c6" style:font-size-asian="12pt" style:font-style-asian="normal" style:font-size-complex="12pt" style:font-style-complex="normal"/>
    </style:style>
    <style:style style:name="T68" style:family="text">
      <style:text-properties style:font-name="Liberation Serif" fo:font-size="12pt" fo:font-style="normal" officeooo:rsid="002f1c69" style:font-size-asian="12pt" style:font-style-asian="normal" style:font-size-complex="12pt" style:font-style-complex="normal"/>
    </style:style>
    <style:style style:name="T69" style:family="text">
      <style:text-properties style:font-name="Liberation Serif" fo:font-size="12pt" fo:font-style="normal" officeooo:rsid="004ce802" style:font-size-asian="12pt" style:font-style-asian="normal" style:font-size-complex="12pt" style:font-style-complex="normal"/>
    </style:style>
    <style:style style:name="T70" style:family="text">
      <style:text-properties style:font-name="Liberation Serif" fo:font-size="12pt" fo:font-style="italic" officeooo:rsid="004ce802" style:font-size-asian="12pt" style:font-style-asian="italic" style:font-size-complex="12pt" style:font-style-complex="italic"/>
    </style:style>
    <style:style style:name="T71" style:family="text">
      <style:text-properties officeooo:rsid="002a558d"/>
    </style:style>
    <style:style style:name="T72" style:family="text">
      <style:text-properties officeooo:rsid="0031d46c"/>
    </style:style>
    <style:style style:name="T73" style:family="text">
      <style:text-properties officeooo:rsid="0034a394"/>
    </style:style>
    <style:style style:name="T74" style:family="text">
      <style:text-properties officeooo:rsid="00384a38"/>
    </style:style>
    <style:style style:name="T75" style:family="text">
      <style:text-properties fo:background-color="#ffff00" loext:char-shading-value="0"/>
    </style:style>
    <style:style style:name="T76" style:family="text">
      <style:text-properties officeooo:rsid="004466f8" fo:background-color="#ffff00" loext:char-shading-value="0"/>
    </style:style>
    <style:style style:name="T77" style:family="text">
      <style:text-properties officeooo:rsid="00471921" fo:background-color="#ffff00" loext:char-shading-value="0"/>
    </style:style>
    <style:style style:name="T78" style:family="text">
      <style:text-properties officeooo:rsid="003dee57"/>
    </style:style>
    <style:style style:name="T79" style:family="text">
      <style:text-properties officeooo:rsid="003f1acc"/>
    </style:style>
    <style:style style:name="T80" style:family="text">
      <style:text-properties officeooo:rsid="004066a9"/>
    </style:style>
    <style:style style:name="T81" style:family="text">
      <style:text-properties officeooo:rsid="00412184"/>
    </style:style>
    <style:style style:name="T82" style:family="text">
      <style:text-properties officeooo:rsid="004466f8"/>
    </style:style>
    <style:style style:name="T83" style:family="text">
      <style:text-properties officeooo:rsid="004658e2"/>
    </style:style>
    <style:style style:name="T84" style:family="text">
      <style:text-properties officeooo:rsid="00471921"/>
    </style:style>
    <style:style style:name="T85" style:family="text">
      <style:text-properties officeooo:rsid="0047a7c1"/>
    </style:style>
    <style:style style:name="T86" style:family="text">
      <style:text-properties officeooo:rsid="0048114f"/>
    </style:style>
    <style:style style:name="T87" style:family="text">
      <style:text-properties officeooo:rsid="00481f43"/>
    </style:style>
    <style:style style:name="T88" style:family="text">
      <style:text-properties officeooo:rsid="004a144c"/>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style:text-underline-style="solid" style:text-underline-width="auto" style:text-underline-color="font-color" fo:font-weight="bold" officeooo:rsid="005570a4" style:font-weight-asian="bold" style:font-weight-complex="bold"/>
    </style:style>
    <style:style style:name="T91" style:family="text">
      <style:text-properties officeooo:rsid="004d546d"/>
    </style:style>
    <style:style style:name="T92" style:family="text">
      <style:text-properties officeooo:rsid="004df9d6"/>
    </style:style>
    <style:style style:name="T93" style:family="text">
      <style:text-properties officeooo:rsid="0043e527"/>
    </style:style>
    <style:style style:name="T94" style:family="text">
      <style:text-properties officeooo:rsid="004f3f46"/>
    </style:style>
    <style:style style:name="T95" style:family="text">
      <style:text-properties officeooo:rsid="0051b2fb"/>
    </style:style>
    <style:style style:name="T96" style:family="text">
      <style:text-properties officeooo:rsid="00539c9d"/>
    </style:style>
    <style:style style:name="T97" style:family="text">
      <style:text-properties officeooo:rsid="001133b5"/>
    </style:style>
    <style:style style:name="T98" style:family="text">
      <style:text-properties officeooo:rsid="005570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tab/>La biosphère<text:note text:id="ftn1" text:note-class="footnote"><text:note-citation>1</text:note-citation><text:note-body><text:p text:style-name="P58">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50">plusieurs</text:span> crises d'extinction des espèces. Il y a deux cent cinquante <text:span text:style-name="T50">millions</text:span> d'années, par exemple, la crise du <text:span text:style-name="T51">P</text:span>ermien a entraîné la disparition de 50 % des espèces animal<text:span text:style-name="T51">es</text:span> terrestre et <text:s/><text:span text:style-name="T51">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1">super volcan</text:span> ; 4/ l'extinction à la jonction trias-jurassique, il y a 215 mA ; 5/ l'extinction de la fin du mésozoïque, il y a 65,5 mA. François RAMADE, dans <text:span text:style-name="T32">Le Grand Massacre. L’avenir des espèces vivantes</text:span><text:span text:style-name="T1">, (cité In., Laurent TESTOT, « Les crises écologiques », </text:span><text:span text:style-name="T32">Sciences Humaines</text:span><text:span text:style-name="T1">, </text:span><text:span text:style-name="T5">numéro spécial, n°247, avril 2013.</text:span></text:p><text:p text:style-name="P51"/></text:note-body></text:note>. <text:span text:style-name="T50">Le </text:span><text:span text:style-name="T33">Rapport de l'évaluation des écosystèmes pour le millénaire,</text:span><text:span text:style-name="T50"> remis au secrétaire général de l'Organisation des Nations Unis (ONU) en 2005 établit qu'une nouvelle crise d'extinction est en cours du fait des activités humaines</text:span><text:span text:style-name="T50"><text:note text:id="ftn3" text:note-class="footnote"><text:note-citation>3</text:note-citation><text:note-body><text:p text:style-name="P4">Millennium Ecosystem Assessment, <text:span text:style-name="T32">Ecosystems and Human Well-being: Biodiversity Synthesis,</text:span> World Resources Institute, Washington, DC. <text:s/>2005, p. 2</text:p><text:p text:style-name="P4"/></text:note-body></text:note></text:span><text:span text:style-name="T50">. C'est la première crise d'extinction d’origine anthropique. Une différence majeure apparaît par rapport aux crises précédentes : le rythme d'extinction des espèces est <text:s/>cent fois plus rapide que le rythme d'extinction naturel</text:span><text:span text:style-name="T50"><text:note text:id="ftn4" text:note-class="footnote"><text:note-citation>4</text:note-citation><text:note-body><text:p text:style-name="P4">Millennium Ecosystem Assessment, <text:span text:style-name="T32">Ecosystems and Human Well-being: Biodiversity Synthesis,</text:span> Op. Cit., p. 44</text:p></text:note-body></text:note></text:span><text:span text:style-name="T50">. L'espèce humaine, par son activité serait devenue une force géologique capable de modifier l'état de la faune et de la flore. L'anthropocène aurait succédé à l'holocène</text:span><text:span text:style-name="T50"><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32">L'évènement Anthropocène. La terre, l'histoire et nous</text:span><text:span text:style-name="T1"> (Seuil, 2013, Paris, 320 p.).</text:span></text:p><text:p text:style-name="P52"/></text:note-body></text:note></text:span><text:span text:style-name="T50">.</text:span></text:p>
      <text:p text:style-name="P42"><text:tab/><text:span text:style-name="T51">La maitrise humaine sur l'environnement</text:span><text:span text:style-name="T51"><text:note text:id="ftn6" text:note-class="footnote"><text:note-citation>6</text:note-citation><text:note-body><text:p text:style-name="P16"><text:span text:style-name="T79">Nous empruntons l'expression « maitrise de la nature » à la formule de René DESCARTES : </text:span>« <text:span text:style-name="T40">[...]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79"> ». René DESCARTES, </text:span><text:span text:style-name="T40">Discours de la méthode</text:span><text:span text:style-name="T79">, 6e partie, Bibliothèque de la Pléiade, Éd. Gallimard, 1966, p. 168.</text:span></text:p></text:note-body></text:note></text:span><text:span text:style-name="T51">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51"><text:note text:id="ftn7" text:note-class="footnote"><text:note-citation>7</text:note-citation><text:note-body><text:p text:style-name="P14">T<text:span text:style-name="T78">homas PIKETTY, </text:span><text:a xlink:type="simple" xlink:href="http://piketty.pse.ens.fr/files/capital21c/pdf/T2.1.pdf"><text:span text:style-name="T78">http://piketty.pse.ens.fr/files/capital21c/pdf/T2.1.pdf</text:span></text:a></text:p><text:p text:style-name="P14"/></text:note-body></text:note></text:span><text:span text:style-name="T51">. Une telle croissance a entrainé la multiplication moyenne par 4,4 <text:s/>du revenu par tête <text:s/>entre 1913 et 2012</text:span><text:span text:style-name="T51"><text:note text:id="ftn8" text:note-class="footnote"><text:note-citation>8</text:note-citation><text:note-body><text:p text:style-name="P15">T<text:span text:style-name="T78">homas PIKETTY,</text:span><text:a xlink:type="simple" xlink:href="http://piketty.pse.ens.fr/files/capital21c/pdf/T2.2.pdf">http://piketty.pse.ens.fr/files/capital21c/pdf/T2.2.pdf</text:a> </text:p><text:p text:style-name="P15"/></text:note-body></text:note></text:span><text:span text:style-name="T51">, le PIB par habitant étant en réalité inégalement réparti.</text:span></text:p>
      <text:p text:style-name="P48"><text:tab/><text:span text:style-name="T79">La dite maîtrise n'est cependant pas totale, et les relations entre l'Homme et la Nature apparaissent davantage comme étant dialectiques. En plus, des impacts accidentels symbolisés par des catastrophes dites industrielles</text:span><text:span text:style-name="T79"><text:note text:id="ftn9" text:note-class="footnote"><text:note-citation>9</text:note-citation><text:note-body><text:p text:style-name="P5">Pour un éclairage sur la notion de catastrophe, voir, Jean-Pierre DUPUY, <text:span text:style-name="T32">Petite métaphysique des tsunamis</text:span><text:span text:style-name="T1">, <text:s/>Seuil, 2005, Paris, 106 p.</text:span></text:p><text:p text:style-name="P53"/></text:note-body></text:note></text:span><text:span text:style-name="T79">, telles que celles de Seveso en 1976, de Bophal en 1984 ou Fukushi</text:span><text:soft-page-break/><text:span text:style-name="T79">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43"/>
      <text:p text:style-name="P43"><text:tab/><text:span text:style-name="T52">Si la structure économique moderne, basée sur la production et la consommation sans cesse croissante de biens et de services n'est pas soutenable dans le cadre fini de la planète Terre</text:span><text:span text:style-name="T52"><text:note text:id="ftn10" text:note-class="footnote"><text:note-citation>10</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32">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58">est la surface nécessaire à la satisfaction des besoins d'un groupe d'individus. Il faudrait plus de deux planètes si l'ensemble de la population humaine vivait comme les français.</text:span></text:p><text:p text:style-name="P5"/></text:note-body></text:note></text:span><text:span text:style-name="T52">, la Nature est indispensable à la vie humaine terrestre, en ce qu'elle concourt à des « services écosystémiques ». C'est ce que pointe dès</text:span><text:span text:style-name="T53"> 1972, l</text:span><text:span text:style-name="T54">e rapport </text:span><text:span text:style-name="T56">The limits to growth - Halte à la croissance ?</text:span><text:span text:style-name="T54"> </text:span><text:span text:style-name="T53">publié </text:span><text:span text:style-name="T55">sous la direction de Dennis MEADOWS, </text:span><text:span text:style-name="T53">par le Club de Rome. </text:span><text:span text:style-name="T52">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2"><text:note text:id="ftn11" text:note-class="footnote"><text:note-citation>11</text:note-citation><text:note-body><text:p text:style-name="P1"><text:span text:style-name="T75">Opoprtunities and challenges for business and Industry, p.</text:span> 3</text:p><text:p text:style-name="P1"/></text:note-body></text:note></text:span><text:span text:style-name="T52">.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9"><text:tab/>Il apparaît, par conséquent, que l<text:span text:style-name="T80">a protection des </text:span>écosystèmes, <text:span text:style-name="T80">qui sont mal pris en compte dans le système économique marchand actuel</text:span><text:span text:style-name="T80"><text:note text:id="ftn12" text:note-class="footnote"><text:note-citation>12</text:note-citation><text:note-body><text:p text:style-name="P17">PIGOU</text:p></text:note-body></text:note></text:span><text:span text:style-name="T80">,</text:span> <text:span text:style-name="T80">doit être assurée par des mécanismes d'évitement ou de prévention des impacts, ou à défaut par des mesures compensatoires</text:span>. <text:span text:style-name="T57">C'est ce que souligne en 1987 le rapport </text:span><text:span text:style-name="T34">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4">soutenable</text:span><text:span text:style-name="T3"> ou </text:span><text:span text:style-name="T34">durable</text:span><text:span text:style-name="T3">. </text:span><text:span text:style-name="T2">Un </text:span><text:span text:style-name="T6">tel développement</text:span><text:span text:style-name="T2"> « </text:span><text:span text:style-name="T35">répond</text:span><text:span text:style-name="T37">[rait]</text:span><text:span text:style-name="T35">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41">encourageant</text:span><text:span text:style-name="T37"> les entreprises à investir dans des mesures préventives, curatives ou compensatoire</text:span><text:span text:style-name="T38">s</text:span><text:span text:style-name="T6"> »</text:span><text:span text:style-name="T6"><text:note text:id="ftn14" text:note-class="footnote"><text:note-citation>14</text:note-citation><text:note-body><text:p text:style-name="P8">Rapport Brundtmand, p. 179.</text:p></text:note-body></text:note></text:span><text:span text:style-name="T6">. </text:span></text:p>
      <text:p text:style-name="P39"><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6">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9">Serge LATOUCHE, « Pour une société de décroissance », <text:span text:style-name="T32">Le Monde Diplomatique</text:span><text:span text:style-name="T1">, novembre 2003.</text:span></text:p><text:p text:style-name="P54"/></text:note-body></text:note></text:span><text:span text:style-name="T4">.</text:span></text:p>
      <text:p text:style-name="P40"><text:tab/><text:span text:style-name="T71">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40"><text:span text:style-name="T81"><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8">à restaurer ou recréer un milieu naturel en contrepartie d’un dommage à la biodiversité provoqué par un projet ou un document de planification</text:span><text:span text:style-name="T71"> »</text:span><text:span text:style-name="T71"><text:note text:id="ftn16" text:note-class="footnote"><text:note-citation>16</text:note-citation><text:note-body><text:p text:style-name="P7">Commissariat général au développement durable, 2012</text:p><text:p text:style-name="P7"/></text:note-body></text:note></text:span><text:span text:style-name="T71">.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40"/>
      <text:p text:style-name="P34"><text:soft-page-break/><text:span text:style-name="T90">A</text:span><text:span text:style-name="T89">. Approche comparative</text:span></text:p>
      <text:p text:style-name="P34"/>
      <text:p text:style-name="P34"><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34"><text:tab/>De manière générale, les mesures <text:span text:style-name="T26">visant à restaurer ou recréer un milieu naturel en contrepartie d’un dommage à la biodiversité </text:span><text:span text:style-name="T25">sont marginales par rapport aux mesures concernant la pollution de l'eau, ou les nuisances sonores. </text:span><text:span text:style-name="T27">L'évaluation de l'efficacité de la compensation est mitigé</text:span><text:span text:style-name="T27"><text:note text:id="ftn30" text:note-class="footnote"><text:note-citation>17</text:note-citation><text:note-body><text:p text:style-name="Footnote"/></text:note-body></text:note></text:span><text:span text:style-name="T27">.</text:span></text:p>
      <text:p text:style-name="P34"/>
      <text:p text:style-name="P34"><text:span text:style-name="T81">La compensation environnementale peut prendre la forme de trois différents mécanismes</text:span><text:span text:style-name="T81"><text:note text:id="ftn29" text:note-class="footnote"><text:note-citation>18</text:note-citation><text:note-body><text:p text:style-name="Footnote"/></text:note-body></text:note></text:span><text:span text:style-name="T81"> :</text:span></text:p>
      <text:list xml:id="list1864762082381519959" text:style-name="L1">
        <text:list-item>
          <text:p text:style-name="P33">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33">la mise en place d'une banque de compensation qui est en charge de la préservation ou de la restauration d'un site grâce à des <text:span text:style-name="T88">crédits</text:span> alloués par les opérateurs économiques afin de compenser les impacts de leurs projets ;</text:p>
        </text:list-item>
        <text:list-item>
          <text:p text:style-name="P33">la réalisation de mesures compensatoires individuelles par l'opérateur au titre de ses mesures compensatoires.</text:p>
        </text:list-item>
      </text:list>
      <text:p text:style-name="P34"><text:span text:style-name="T95"><text:tab/>En France, les mesures compensatoires existent sont mises en œuvre individuellement par les porteurs de projet. Depuis 2008, la CDC Biodiversité, créée par la Caisse des Dépôts et des Consignation opère comme banque de compensation.</text:span></text:p>
      <text:p text:style-name="P34"><text:tab/><text:span text:style-name="T83">Dans tous les pays où elle existe, la compensation environnementale entre dans le cadre de la séquence éviter, réduire, compenser.</text:span></text:p>
      <text:p text:style-name="P34"/>
      <text:p text:style-name="P30">1. Les approches nord-américaines <text:s/><text:span text:style-name="T96">fondées sur des banques </text:span>de compensation</text:p>
      <text:p text:style-name="P34"><text:soft-page-break/><text:span text:style-name="T93"><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span></text:p>
      <text:p text:style-name="P34"><text:tab/>Le système <text:s/><text:span text:style-name="T82">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2"><text:note text:id="ftn26" text:note-class="footnote"><text:note-citation>19</text:note-citation><text:note-body><text:p text:style-name="Footnote"><text:span text:style-name="T82"><text:s/>Le niveau régional se caractérise, par exemple, par l'existence de trente-huit districts du corps des Ingénieurs de l'Armée des États-Unis (« </text:span><text:span text:style-name="T42">US Army Corps of Engineers </text:span><text:span text:style-name="T14">»</text:span><text:span text:style-name="T82">) charger du contrôle des mesures compensatoires des impacts résiduels <text:s/>de projets sur les zones humides. </text:span><text:span text:style-name="T76">XXX P. </text:span><text:span text:style-name="T77">1</text:span><text:span text:style-name="T76">1.</text:span></text:p></text:note-body></text:note></text:span><text:span text:style-name="T82">. Dans le cadre de l'objectif « pas de perte nette » (« </text:span><text:span text:style-name="T43">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34"><text:tab/><text:span text:style-name="T87">En Australie, la mise en place des mesures compensatoires est réalisée au niveau des Etats. Les mesures compensatoires utilisent des mécanismes originaux. Le programme </text:span><text:span text:style-name="T46">Bushbroker</text:span><text:span text:style-name="T19"> dans l’État de Victoria, </text:span><text:span text:style-name="T20">par exemple,</text:span><text:span text:style-name="T19"> établie que les mesures compensatoires doivent permettre de réaliser un gain net de biodiversité (« </text:span><text:span text:style-name="T46">net gain </text:span><text:span text:style-name="T19">») pour la végétation native dans le cadre de projets entrainant le défrichement de végétation native. Les mesures compensatoires sont déterminées sur la base de la méthodologie « </text:span><text:span text:style-name="T46">Habitat hectares </text:span><text:span text:style-name="T19">» combinant la mesure de la superficie de la zone impactée et la qualité de la biodiversité établie sur la base des habitats d'espèces. </text:span></text:p>
      <text:p text:style-name="P34"><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ext:span><text:soft-page-break/><text:span text:style-name="T20">tion environnementale.</text:span></text:p>
      <text:p text:style-name="P31"/>
      <text:p text:style-name="P50">2. <text:span text:style-name="T96">Le développement de mécanismes de compensation sectorielle en Amérique Latine, en Asie et en Europe</text:span></text:p>
      <text:p text:style-name="P34"><text:tab/>En Amérique Latine, <text:span text:style-name="T86">en Asie,</text:span> ainsi qu'en Europe la compensation environnementale s'inscrit principalement dans le cadre de l'étude d'impact environnementale. <text:span text:style-name="T84">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4">«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7" text:note-class="footnote"><text:note-citation>20</text:note-citation><text:note-body><text:p text:style-name="P64">p. 30</text:p></text:note-body></text:note></text:span><text:span text:style-name="T17">. </text:span></text:p>
      <text:p text:style-name="P34"><text:span text:style-name="T17"><text:tab/></text:span><text:span text:style-name="T18">E</text:span><text:span text:style-name="T82">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5">Eingriffsregelung</text:span><text:span text:style-name="T85"> »). La compensation environnementale couvre l'ensemble des projets impactant le patrimoine naturel, y compris les paysages</text:span><text:span text:style-name="T85"><text:note text:id="ftn28" text:note-class="footnote"><text:note-citation>21</text:note-citation><text:note-body><text:p text:style-name="Footnote">Darbi, M.; et al., <text:span text:style-name="T32">International Approaches to Compensation for Impacts on Biological Diversity</text:span>. Rapport final, <text:span text:style-name="T86">pp. 24-26.</text:span></text:p></text:note-body></text:note></text:span><text:span text:style-name="T85">. La valeur du biotope est pré-définie dans des listes au niveau des </text:span><text:span text:style-name="T45">l</text:span><text:span text:style-name="T47">anders</text:span><text:span text:style-name="T21">. Cette fixation publique de la valeur de la biodiversité différencie la valeur avant l'impact et la valeur prospective après l'impact environnemental.</text:span></text:p>
      <text:p text:style-name="P34"><text:span text:style-name="T21"/></text:p>
      <text:p text:style-name="P29"><text:span text:style-name="T21">3. </text:span><text:span text:style-name="T1">L'émergence de la compensation environnementale en Afrique</text:span></text:p>
      <text:p text:style-name="P45"><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text:soft-page-break/>sation des impacts résiduels. Il s'agit d'un système de compensation individuel.</text:p>
      <text:p text:style-name="P44"/>
      <text:p text:style-name="P44"><text:span text:style-name="T90">B</text:span><text:span text:style-name="T89">. Construction progressive d'un cadre juridique pour les mesures compensatoires</text:span></text:p>
      <text:p text:style-name="P44"><text:span text:style-name="T89"/></text:p>
      <text:p text:style-name="P41"><text:tab/><text:span text:style-name="T81">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41"/>
      <text:p text:style-name="P49">1. La prise en compte tardive et ineffective des mesures compensatoires dans les études d'impact environnementales</text:p>
      <text:p text:style-name="P46"/>
      <text:p text:style-name="P47"><text:span text:style-name="T59"><text:tab/></text:span><text:span text:style-name="T60">La loi n°76-629 relative à la protection de la Nature fait pourtant apparaître les mesures compensatoires dès 1976 </text:span><text:span text:style-name="T66">pour tous les « </text:span><text:span text:style-name="T70">travaux et projets d'aménagement qui sont entrepris par une collectivité publique ou qui nécessitent une autorisation ou une décision d'approbation ainsi que les documents d'urbanisme </text:span><text:span text:style-name="T69">»</text:span><text:span text:style-name="T60">. Elle d</text:span><text:span text:style-name="T67">ispos</text:span><text:span text:style-name="T68">e</text:span><text:span text:style-name="T67"> que l'étude d'impact mentionn</text:span><text:span text:style-name="T68">e</text:span><text:span text:style-name="T67"> les mesures pouvant supprimer ou réduire et si possible compenser les conséquence</text:span><text:span text:style-name="T68">s</text:span><text:span text:style-name="T67"> du projet pour l'environnement. </text:span><text:span text:style-name="T68">Elle n'instaure cependant pas d'obligation de mise en œuvre de la </text:span><text:span text:style-name="T67">compensation, </text:span><text:span text:style-name="T68">mais la seule mention dans l'étude d'impact</text:span><text:span text:style-name="T61"><text:note text:id="ftn17" text:note-class="footnote"><text:note-citation>22</text:note-citation><text:note-body><text:p text:style-name="P10">Loi n° 76-629 relative à la protection de la nature, Art. 2.</text:p><text:p text:style-name="P10"/></text:note-body></text:note></text:span><text:span text:style-name="T61">. </text:span></text:p>
      <text:p text:style-name="P47"><text:span text:style-name="T61"><text:tab/></text:span><text:span text:style-name="T62">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3">Le Décret n°77-1141 renvoie vers des arrêtés interministériels, qui ont été rarement pris, </text:span><text:span text:style-name="T65">la </text:span><text:span text:style-name="T64">précis</text:span><text:span text:style-name="T65">ion du contenu des mesures compensatoires</text:span><text:span text:style-name="T64"> </text:span><text:span text:style-name="T65">pour certaines catégories d'ouvrage</text:span><text:span text:style-name="T63">. </text:span></text:p>
      <text:p text:style-name="P26"><text:tab/><text:span text:style-name="T91">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91"><text:note text:id="ftn0" text:note-class="footnote"><text:note-citation>23</text:note-citation><text:note-body><text:p text:style-name="P59">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text:span>. 2 </text:p></text:note-body></text:note></text:span><text:span text:style-name="T91">.</text:span></text:p>
      <text:p text:style-name="P26"><text:soft-page-break/><text:tab/></text:p>
      <text:p text:style-name="P28">2. La nouvelle impulsion <text:s/>issue du le Droit communautaire</text:p>
      <text:p text:style-name="P18"/>
      <text:p text:style-name="P18"><text:tab/><text:span text:style-name="T73">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39">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18" text:note-class="footnote"><text:note-citation>24</text:note-citation><text:note-body><text:p text:style-name="P12"><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1"/></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19"/>
      <text:p text:style-name="P28">3. La consécration théorique des mesures compensatoires par le Grenelle de l'environnement</text:p>
      <text:p text:style-name="P19"/>
      <text:p text:style-name="P20"><text:tab/><text:span text:style-name="T72">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19" text:note-class="footnote"><text:note-citation>25</text:note-citation><text:note-body><text:p text:style-name="P55">Code de l'environnement, art. L 411-1 et 411-2.</text:p><text:p text:style-name="P55"/></text:note-body></text:note></text:span><text:span text:style-name="T7">, </text:span><text:span text:style-name="T8">pour </text:span><text:span text:style-name="T7">l’application des procédures de la loi sur l’eau</text:span><text:span text:style-name="T7"><text:note text:id="ftn20" text:note-class="footnote"><text:note-citation>26</text:note-citation><text:note-body><text:p text:style-name="P56">Code de l'environnement, art. <text:s/>R. 214-6.</text:p><text:p text:style-name="P56"/></text:note-body></text:note></text:span><text:span text:style-name="T7"> et </text:span><text:span text:style-name="T10">pour</text:span><text:span text:style-name="T7"> le</text:span><text:span text:style-name="T10">s projets de</text:span><text:span text:style-name="T7"> défrichement</text:span><text:span text:style-name="T7"><text:note text:id="ftn21" text:note-class="footnote"><text:note-citation>27</text:note-citation><text:note-body><text:p text:style-name="P55">Code forestier, art. 311-1 à 5.</text:p><text:p text:style-name="P55"/></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2" text:note-class="footnote"><text:note-citation>28</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 </text:span><text:span text:style-name="T10">3.</text:span></text:p></text:note-body></text:note></text:span><text:span text:style-name="T10">.</text:span></text:p>
      <text:p text:style-name="P20"><text:span text:style-name="T10"><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span></text:p>
      <text:p text:style-name="P21"><text:soft-page-break/></text:p>
      <text:p text:style-name="P21"><text:tab/><text:span text:style-name="T74">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text:span></text:p>
      <text:p text:style-name="P21"/>
      <text:p text:style-name="P22"><text:tab/><text:span text:style-name="T94">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48">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4"> »</text:span><text:span text:style-name="T94"><text:note text:id="ftn31" text:note-class="footnote"><text:note-citation>29</text:note-citation><text:note-body><text:p text:style-name="P62"><text:span text:style-name="T75">Doctrine Nationale p.</text:span> 10.</text:p></text:note-body></text:note></text:span><text:span text:style-name="T94">.</text:span></text:p>
      <text:p text:style-name="P23"/>
      <text:p text:style-name="P24"><text:tab/>Le processus actuel de simplification et de modernisation du Droit de l'environnement conduit à l'expérimentation d'une autorisation environnementale unique<text:note text:id="ftn23" text:note-class="footnote"><text:note-citation>30</text:note-citation><text:note-body><text:p text:style-name="P61">«<text:span text:style-name="T32">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2">In. </text:span><text:span text:style-name="T28">« Compenser les atteintes à la biodiversité : expériences internationales et enseignements pour la France », </text:span><text:span text:style-name="T49">Le point sur</text:span><text:span text:style-name="T28">, <text:s/>n°133 Commissariat général au développement durable</text:span><text:span text:style-name="T49">, </text:span><text:span text:style-name="T28">aout 2012, p. </text:span><text:span text:style-name="T29">2.</text:span></text:p><text:p text:style-name="Footnote"/></text:note-body></text:note>, intégrant plusieurs permis environnementaux, qui devrait améliorer la compensation des impacts des projets. Par ailleurs, la création d'une police unique de l'environnement<text:note text:id="ftn24" text:note-class="footnote"><text:note-citation>31</text:note-citation><text:note-body><text:p text:style-name="P7">créée par l’ordonnance n° 2012-34</text:p></text:note-body></text:note> devrait également permettre d'améliorer le contrôle de la réalité de la mise en œuvre de la compensation. <text:span text:style-name="T98">En effet, la compensation environnementale existe pour différentes procédures d'autorisation. Il convient dès lors de les associer ou de les conjuguer afin de parvenir à une gestion uniforme du milieu naturel impacté.</text:span></text:p>
      <text:p text:style-name="P24"><text:soft-page-break/><text:tab/><text:span text:style-name="T98">La finalité de la compensation environnementale est de parvenir à l'absence de « perte nette » en biodiversité. L'ensemble des projets doivent théoriquement être neutres au plan de la conservation des espèces et de habitats. Pour réaliser un tel objectif, les mesures compensatoires doivent être en relation directe avec les impacts. <text:s/>Elles doivent être pérennes.</text:span></text:p>
      <text:p text:style-name="P24"/>
      <text:p text:style-name="P25"><text:span text:style-name="T81"><text:tab/></text:span></text:p>
      <text:p text:style-name="P27"><text:span text:style-name="T81"><text:tab/>La construction d'un cadre réglementaire pour les mesures compensatoires a été accompagné <text:s/>d'une amélioration des pratiques des pétitionnaires</text:span><text:span text:style-name="T81"><text:note text:id="ftn25" text:note-class="footnote"><text:note-citation>32</text:note-citation><text:note-body><text:p text:style-name="P60">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text:span><text:span text:style-name="T23">p. </text:span><text:span text:style-name="T24">3.</text:span></text:p><text:p text:style-name="P57"/></text:note-body></text:note></text:span><text:span text:style-name="T81">.</text:span></text:p>
      <text:p text:style-name="P27"/>
      <text:p text:style-name="P27"/>
      <text:p text:style-name="P32"><text:span text:style-name="T89"/></text:p>
      <text:p text:style-name="P32"><text:tab/></text:p>
      <text:p text:style-name="P32"/>
      <text:p text:style-name="P36"><text:span text:style-name="T97">→ restriction du sujet aux mesures compensatoires des impacts de projets d’infrastructures ou d’aménagements industriels. </text:span><text:span text:style-name="T31">Deux grands types de compensations : </text:span></text:p>
      <text:p text:style-name="P37"><text:span text:style-name="T31">-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30">dans le cadre d'une étude d'impact ; et</text:span></text:p>
      <text:p text:style-name="P37"><text:span text:style-name="T31">- La compensation d’impacts survenus après des dommages et/ou de pertes intermédi</text:span><text:span text:style-name="T30">aires.</text:span></text:p>
      <text:p text:style-name="P35">Traitement des mesures compensatoires préalables uniqu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3T18:37:58.935219452</dc:date>
    <meta:editing-duration>P1DT11H20M52S</meta:editing-duration>
    <meta:editing-cycles>13</meta:editing-cycles>
    <meta:document-statistic meta:table-count="0" meta:image-count="0" meta:object-count="0" meta:page-count="10" meta:paragraph-count="80" meta:word-count="4103" meta:character-count="27678" meta:non-whitespace-character-count="23561"/>
  </office:meta>
</office:document-meta>
</file>